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laybook — это YAML-файл с набором инструкций для Ansible, который описывает, какие задачи (tasks) нужно выполнить на каких хостах и в каком порядке. Playbook — основной способ автоматизации с помощью Ansible.</text:span></text:p>
      <text:p text:style-name="Horizontal_20_Line"/>
      <text:h text:style-name="Heading_20_3" text:outline-level="3">Основные разделы playbook:</text:h>
      <text:list xml:id="list425805858" text:style-name="L15">
        <text:list-item>
          <text:p text:style-name="P15"><text:span text:style-name="Strong_20_Emphasis">hosts</text:span> — на каких хостах выполняется play (группа или конкретный хост из inventory)</text:p>
        </text:list-item>
        <text:list-item>
          <text:p text:style-name="P15"><text:span text:style-name="Strong_20_Emphasis">Variables</text:span> (переменные) в Ansible — это динамические значения, которые можно использовать для настройки playbook, шаблонов, условий и т.д. Они позволяют сделать автоматизацию гибкой и переиспользуемой.</text:p>
        </text:list-item>
        <text:list-item>
          <text:p text:style-name="P15"><text:span text:style-name="Strong_20_Emphasis">tasks</text:span> — список задач, которые нужно выполнить</text:p>
        </text:list-item>
        <text:list-item>
          <text:p text:style-name="P15"><text:span text:style-name="Strong_20_Emphasis">handlers</text:span> — это специальные задачи, которые выполняются <text:span text:style-name="Strong_20_Emphasis">только тогда, когда на них "срабатывает" уведомление (notify)</text:span> из обычных задач. Обычно их используют для действий, которые должны произойти после изменений, например, перезапуск сервиса после обновления конфигурационного файла.</text:p>
        </text:list-item>
        <text:list-item>
          <text:p text:style-name="P15"><text:span text:style-name="Strong_20_Emphasis">roles</text:span> — группировка задач, файлов, шаблонов в более крупные модули для переиспользования</text:p>
        </text:list-item>
      </text:list>
      <text:p text:style-name="Horizontal_20_Line"/>
      <text:h text:style-name="Heading_20_3" text:outline-level="3">Основные команды Ansible с playbook:</text:h>
      <text:list xml:id="list2123438802" text:style-name="L16">
        <text:list-item>
          <text:p text:style-name="P16"><text:span text:style-name="Source_20_Text">ansible-playbook playbook.yml</text:span> — запуск playbook</text:p>
        </text:list-item>
        <text:list-item>
          <text:p text:style-name="P16"><text:span text:style-name="Source_20_Text">ansible-playbook playbook.yml --check</text:span> — "сухой запуск", проверка, что будет изменено</text:p>
        </text:list-item>
        <text:list-item>
          <text:p text:style-name="P16"><text:span text:style-name="Source_20_Text">ansible-playbook playbook.yml --diff</text:span> — показать различия в файлах после изменений</text:p>
        </text:list-item>
        <text:list-item>
          <text:p text:style-name="P16"><text:span text:style-name="Source_20_Text">ansible-playbook playbook.yml -i inventory</text:span> — указать свой inventory файл</text:p>
        </text:list-item>
        <text:list-item>
          <text:p text:style-name="P16"><text:span text:style-name="Source_20_Text">ansible-playbook playbook.yml --limit host_or_group</text:span> — запуск только на конкретных хостах или группах</text:p>
        </text:list-item>
      </text:list>
      <text:p text:style-name="Text_20_body"><text:line-break/>Модуль (module) в Ansible — это отдельный исполняемый скрипт или программа, которую Ansible запускает на целевых хостах для выполнения конкретной задачи (например, установка пакета, копирование файла, управление сервисом и т.д.).</text:p>
      <text:p text:style-name="Text_20_body">Модули позволяют описывать <text:span text:style-name="Emphasis">что</text:span> нужно сделать, не заботясь о том, <text:span text:style-name="Emphasis">как</text:span> это реализовать на уровне команд операционной системы.</text:p>
      <text:p text:style-name="Horizontal_20_Line"/>
      <text:p text:style-name="Text_20_body"><text:span text:style-name="Strong_20_Emphasis">Ansible Galaxy</text:span> — это официальный репозиторий <text:span text:style-name="Strong_20_Emphasis">готовых ролей и коллекций</text:span>, созданных сообществом и разработчиками.</text:p>
      <text:h text:style-name="Heading_20_3" text:outline-level="3"><text:soft-page-break/>Основные типы модулей Ansible:</text:h>
      <text:list xml:id="list1079524647" text:style-name="L17">
        <text:list-item>
          <text:p text:style-name="P17"><text:span text:style-name="Strong_20_Emphasis">Модули управления пакетами</text:span> — <text:span text:style-name="Source_20_Text">apt</text:span>, <text:span text:style-name="Source_20_Text">yum</text:span>, <text:span text:style-name="Source_20_Text">dnf</text:span>, <text:span text:style-name="Source_20_Text">pacman</text:span> и т.п. для установки, обновления, удаления ПО.</text:p>
        </text:list-item>
        <text:list-item>
          <text:p text:style-name="P17"><text:span text:style-name="Strong_20_Emphasis">Модули управления файлами</text:span> — <text:span text:style-name="Source_20_Text">copy</text:span> (копирование файлов), <text:span text:style-name="Source_20_Text">template</text:span> (копирование с обработкой шаблона), <text:span text:style-name="Source_20_Text">file</text:span> (создание/удаление/смена прав).</text:p>
        </text:list-item>
        <text:list-item>
          <text:p text:style-name="P17"><text:span text:style-name="Strong_20_Emphasis">Модули управления сервисами</text:span> — <text:span text:style-name="Source_20_Text">service</text:span>, <text:span text:style-name="Source_20_Text">systemd</text:span> — для запуска, остановки, перезапуска служб.</text:p>
        </text:list-item>
        <text:list-item>
          <text:p text:style-name="P17"><text:span text:style-name="Strong_20_Emphasis">Модули управления пользователями и группами</text:span> — <text:span text:style-name="Source_20_Text">user</text:span>, <text:span text:style-name="Source_20_Text">group</text:span>.</text:p>
        </text:list-item>
        <text:list-item>
          <text:p text:style-name="P17"><text:span text:style-name="Strong_20_Emphasis">Модули сетевого управления</text:span> — управление интерфейсами, firewall и др.</text:p>
        </text:list-item>
        <text:list-item>
          <text:p text:style-name="P17"><text:span text:style-name="Strong_20_Emphasis">Командные модули</text:span> — <text:span text:style-name="Source_20_Text">command</text:span>, <text:span text:style-name="Source_20_Text">shell</text:span>, <text:span text:style-name="Source_20_Text">raw</text:span> — выполнение команд и скриптов.</text:p>
        </text:list-item>
        <text:list-item>
          <text:p text:style-name="P17"><text:span text:style-name="Strong_20_Emphasis">Модули облачных провайдеров</text:span> — AWS, GCP, Azure и другие.</text:p>
        </text:list-item>
      </text:list>
      <text:p text:style-name="Text_20_body"/>
      <text:p text:style-name="Text_20_body"><text:span text:style-name="Strong_20_Emphasis">Role</text:span> — это структурированный способ организации плейбуков и связанных с ними файлов (задач, переменных, шаблонов, handlers и т.д.) для переиспользования и удобства поддержки.</text:p>
      <text:p text:style-name="Text_20_body">Роль описывает набор действий, необходимых для настройки определённой части инфраструктуры или компонента — то есть помогает добиться желаемого состояния хоста, но при этом даёт четкую структуру для кода.</text:p>
      <text:p text:style-name="Horizontal_20_Line"/>
      <text:p text:style-name="Text_20_body"/>
      <text:p text:style-name="Text_20_body"><text:span text:style-name="Strong_20_Emphasis">Ответ:</text:span><text:line-break/><text:span text:style-name="Strong_20_Emphasis">Facts</text:span> — это информация о целевых хостах, которую Ansible автоматически собирает перед выполнением задач. Это данные о системе: операционная система, IP-адреса, имя хоста, количество процессоров, память, пути и многое другое.</text:p>
      <text:p text:style-name="Horizontal_20_Line"/>
      <text:p text:style-name="Text_20_body"><text:span text:style-name="Strong_20_Emphasis">Templates</text:span> — это файлы с динамическим содержимым, которые Ansible обрабатывает с помощью шаблонизатора Jinja2 перед копированием на целевые хосты.</text:p>
      <text:p text:style-name="Text_20_body">В шаблонах можно использовать переменные, условия, циклы и другие конструкции для генерации конфигурационных файлов или других текстовых данных, адаптированных под конкретный хост или ситуацию.</text:p>
      <text:p text:style-name="Text_20_body"><text:span text:style-name="Strong_20_Emphasis">Loops</text:span> в Ansible — это механизм повторения одной и той же задачи для нескольких элементов списка или других коллекций. Они позволяют запускать одну задачу много раз с разными параметрами.</text:p>
      <text:p text:style-name="Text_20_body"><text:span text:style-name="Source_20_Text">register</text:span> — это директива в Ansible, которая позволяет сохранить результат выполнения задачи в переменную.</text:p>
      <text:p text:style-name="Text_20_body"><text:span text:style-name="Strong_20_Emphasis">Conditionals</text:span> — это условия в Ansible, которые позволяют выполнять задачи или блоки только если выполняется определённое логическое выражение.</text:p>
      <text:p text:style-name="Text_20_body"/>
      <text:p text:style-name="Text_20_body"><text:soft-page-break/><text:span text:style-name="Strong_20_Emphasis">Callbacks</text:span> — это плагины в Ansible, которые позволяют изменять или расширять поведение вывода и реакции системы на события во время выполнения playbook.</text:p>
      <text:p text:style-name="Text_20_body"><text:span text:style-name="Strong_20_Emphasis">Variable precedence</text:span> — это порядок приоритета переменных в Ansible, который определяет, какие значения переменных будут использоваться, если одна и та же переменная определена в нескольких местах.</text:p>
      <text:p text:style-name="Text_20_body"><text:span text:style-name="Strong_20_Emphasis">Ansible Vault</text:span> — это инструмент для безопасного хранения и управления конфиденциальными данными (паролями, ключами, секретами) в Ansible-проектах.</text:p>
      <text:p text:style-name="Text_20_body"><text:span text:style-name="Strong_20_Emphasis"/></text:p>
      <text:p text:style-name="Text_20_body"><text:span text:style-name="Strong_20_Emphasis">Модуль </text:span><text:span text:style-name="Strong_20_Emphasis"><text:span text:style-name="Source_20_Text">lineinfile</text:span></text:span><text:span text:style-name="Strong_20_Emphasis"> редактирует отдельные строки в существующем файле.</text:span></text:p>
      <text:p text:style-name="Text_20_body"><text:s/>Полезен, когда нужно:</text:p>
      <text:list xml:id="list3167265433" text:style-name="L19">
        <text:list-item>
          <text:p text:style-name="P19">Добавить или заменить строку</text:p>
        </text:list-item>
        <text:list-item>
          <text:p text:style-name="P19">Убедиться, что строка существует (и только одна!)</text:p>
        </text:list-item>
        <text:list-item>
          <text:p text:style-name="P19">Удалить строку по шаблону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3:00:29.150614724</meta:creation-date>
    <meta:print-date>2025-06-23T13:02:15.153962782</meta:print-date>
    <dc:date>2025-06-23T13:57:58.621067492</dc:date>
    <meta:editing-duration>PT47M1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589" meta:character-count="4510" meta:non-whitespace-character-count="3949"/>
  </office:meta>
</office:document-meta>
</file>